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Workload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Size</text:p>
          </table:table-cell>
          <table:table-cell table:style-name="Default" office:value-type="string">
            <text:p>Size</text:p>
          </table:table-cell>
          <table:table-cell office:value-type="string">
            <text:p>Unit</text:p>
          </table:table-cell>
          <table:table-cell office:value-type="string">
            <text:p>Workload</text:p>
          </table:table-cell>
          <table:table-cell office:value-type="string">
            <text:p>Size[MB]</text:p>
          </table:table-cell>
        </table:table-row>
        <table:table-row table:style-name="ro1">
          <table:table-cell office:value-type="string">
            <text:p>7.4G</text:p>
          </table:table-cell>
          <table:table-cell table:formula="of:=VALUE(LEFT(TRIM([.A2]); LEN(TRIM([.A2]))-1))" office:value-type="float" office:value="7.4">
            <text:p>7.4</text:p>
          </table:table-cell>
          <table:table-cell table:formula="of:=RIGHT(TRIM([.A2]); LEN(TRIM([.A2]))-LEN(LEFT(TRIM([.A2]); LEN(TRIM([.A2]))-1)))" office:value-type="string" office:string-value="G">
            <text:p>G</text:p>
          </table:table-cell>
          <table:table-cell office:value-type="string">
            <text:p>w15</text:p>
          </table:table-cell>
          <table:table-cell table:formula="of:=IF([.C2]=&quot;K&quot;; ([.B2]/1024); IF([.C2]=&quot;G&quot;; ([.B2]*1024); [.B2]))" office:value-type="float" office:value="7577.6">
            <text:p>7577.6</text:p>
          </table:table-cell>
        </table:table-row>
        <table:table-row table:style-name="ro1">
          <table:table-cell office:value-type="string">
            <text:p>996K</text:p>
          </table:table-cell>
          <table:table-cell table:formula="of:=VALUE(LEFT(TRIM([.A3]); LEN(TRIM([.A3]))-1))" office:value-type="float" office:value="996">
            <text:p>996</text:p>
          </table:table-cell>
          <table:table-cell table:formula="of:=RIGHT(TRIM([.A3]); LEN(TRIM([.A3]))-LEN(LEFT(TRIM([.A3]); LEN(TRIM([.A3]))-1)))" office:value-type="string" office:string-value="K">
            <text:p>K</text:p>
          </table:table-cell>
          <table:table-cell office:value-type="string">
            <text:p>w2</text:p>
          </table:table-cell>
          <table:table-cell table:formula="of:=IF([.C3]=&quot;K&quot;; ([.B3]/1024); IF([.C3]=&quot;G&quot;; ([.B3]*1024); [.B3]))" office:value-type="float" office:value="0.97265625">
            <text:p>0.97265625</text:p>
          </table:table-cell>
        </table:table-row>
        <table:table-row table:style-name="ro1">
          <table:table-cell office:value-type="string">
            <text:p>118M</text:p>
          </table:table-cell>
          <table:table-cell table:formula="of:=VALUE(LEFT(TRIM([.A4]); LEN(TRIM([.A4]))-1))" office:value-type="float" office:value="118">
            <text:p>118</text:p>
          </table:table-cell>
          <table:table-cell table:formula="of:=RIGHT(TRIM([.A4]); LEN(TRIM([.A4]))-LEN(LEFT(TRIM([.A4]); LEN(TRIM([.A4]))-1)))" office:value-type="string" office:string-value="M">
            <text:p>M</text:p>
          </table:table-cell>
          <table:table-cell office:value-type="string">
            <text:p>w9</text:p>
          </table:table-cell>
          <table:table-cell table:formula="of:=IF([.C4]=&quot;K&quot;; ([.B4]/1024); IF([.C4]=&quot;G&quot;; ([.B4]*1024); [.B4]))" office:value-type="float" office:value="118">
            <text:p>118</text:p>
          </table:table-cell>
        </table:table-row>
        <table:table-row table:style-name="ro1">
          <table:table-cell office:value-type="string">
            <text:p>30M</text:p>
          </table:table-cell>
          <table:table-cell table:formula="of:=VALUE(LEFT(TRIM([.A5]); LEN(TRIM([.A5]))-1))" office:value-type="float" office:value="30">
            <text:p>30</text:p>
          </table:table-cell>
          <table:table-cell table:formula="of:=RIGHT(TRIM([.A5]); LEN(TRIM([.A5]))-LEN(LEFT(TRIM([.A5]); LEN(TRIM([.A5]))-1)))" office:value-type="string" office:string-value="M">
            <text:p>M</text:p>
          </table:table-cell>
          <table:table-cell office:value-type="string">
            <text:p>w7</text:p>
          </table:table-cell>
          <table:table-cell table:formula="of:=IF([.C5]=&quot;K&quot;; ([.B5]/1024); IF([.C5]=&quot;G&quot;; ([.B5]*1024); [.B5]))" office:value-type="float" office:value="30">
            <text:p>30</text:p>
          </table:table-cell>
        </table:table-row>
        <table:table-row table:style-name="ro1">
          <table:table-cell office:value-type="string">
            <text:p>3.9M</text:p>
          </table:table-cell>
          <table:table-cell table:formula="of:=VALUE(LEFT(TRIM([.A6]); LEN(TRIM([.A6]))-1))" office:value-type="float" office:value="3.9">
            <text:p>3.9</text:p>
          </table:table-cell>
          <table:table-cell table:formula="of:=RIGHT(TRIM([.A6]); LEN(TRIM([.A6]))-LEN(LEFT(TRIM([.A6]); LEN(TRIM([.A6]))-1)))" office:value-type="string" office:string-value="M">
            <text:p>M</text:p>
          </table:table-cell>
          <table:table-cell office:value-type="string">
            <text:p>w4</text:p>
          </table:table-cell>
          <table:table-cell table:formula="of:=IF([.C6]=&quot;K&quot;; ([.B6]/1024); IF([.C6]=&quot;G&quot;; ([.B6]*1024); [.B6]))" office:value-type="float" office:value="3.9">
            <text:p>3.9</text:p>
          </table:table-cell>
        </table:table-row>
        <table:table-row table:style-name="ro1">
          <table:table-cell office:value-type="string">
            <text:p>1.9G</text:p>
          </table:table-cell>
          <table:table-cell table:formula="of:=VALUE(LEFT(TRIM([.A7]); LEN(TRIM([.A7]))-1))" office:value-type="float" office:value="1.9">
            <text:p>1.9</text:p>
          </table:table-cell>
          <table:table-cell table:formula="of:=RIGHT(TRIM([.A7]); LEN(TRIM([.A7]))-LEN(LEFT(TRIM([.A7]); LEN(TRIM([.A7]))-1)))" office:value-type="string" office:string-value="G">
            <text:p>G</text:p>
          </table:table-cell>
          <table:table-cell office:value-type="string">
            <text:p>w13</text:p>
          </table:table-cell>
          <table:table-cell table:formula="of:=IF([.C7]=&quot;K&quot;; ([.B7]/1024); IF([.C7]=&quot;G&quot;; ([.B7]*1024); [.B7]))" office:value-type="float" office:value="1945.6">
            <text:p>1945.6</text:p>
          </table:table-cell>
        </table:table-row>
        <table:table-row table:style-name="ro1">
          <table:table-cell office:value-type="string">
            <text:p>2.0M</text:p>
          </table:table-cell>
          <table:table-cell table:formula="of:=VALUE(LEFT(TRIM([.A8]); LEN(TRIM([.A8]))-1))" office:value-type="float" office:value="2">
            <text:p>2</text:p>
          </table:table-cell>
          <table:table-cell table:formula="of:=RIGHT(TRIM([.A8]); LEN(TRIM([.A8]))-LEN(LEFT(TRIM([.A8]); LEN(TRIM([.A8]))-1)))" office:value-type="string" office:string-value="M">
            <text:p>M</text:p>
          </table:table-cell>
          <table:table-cell office:value-type="string">
            <text:p>w3</text:p>
          </table:table-cell>
          <table:table-cell table:formula="of:=IF([.C8]=&quot;K&quot;; ([.B8]/1024); IF([.C8]=&quot;G&quot;; ([.B8]*1024); [.B8]))" office:value-type="float" office:value="2">
            <text:p>2</text:p>
          </table:table-cell>
        </table:table-row>
        <table:table-row table:style-name="ro1">
          <table:table-cell office:value-type="string">
            <text:p>15M</text:p>
          </table:table-cell>
          <table:table-cell table:formula="of:=VALUE(LEFT(TRIM([.A9]); LEN(TRIM([.A9]))-1))" office:value-type="float" office:value="15">
            <text:p>15</text:p>
          </table:table-cell>
          <table:table-cell table:formula="of:=RIGHT(TRIM([.A9]); LEN(TRIM([.A9]))-LEN(LEFT(TRIM([.A9]); LEN(TRIM([.A9]))-1)))" office:value-type="string" office:string-value="M">
            <text:p>M</text:p>
          </table:table-cell>
          <table:table-cell office:value-type="string">
            <text:p>w6</text:p>
          </table:table-cell>
          <table:table-cell table:formula="of:=IF([.C9]=&quot;K&quot;; ([.B9]/1024); IF([.C9]=&quot;G&quot;; ([.B9]*1024); [.B9]))" office:value-type="float" office:value="15">
            <text:p>15</text:p>
          </table:table-cell>
        </table:table-row>
        <table:table-row table:style-name="ro1">
          <table:table-cell office:value-type="string">
            <text:p>544K</text:p>
          </table:table-cell>
          <table:table-cell table:formula="of:=VALUE(LEFT(TRIM([.A10]); LEN(TRIM([.A10]))-1))" office:value-type="float" office:value="544">
            <text:p>544</text:p>
          </table:table-cell>
          <table:table-cell table:formula="of:=RIGHT(TRIM([.A10]); LEN(TRIM([.A10]))-LEN(LEFT(TRIM([.A10]); LEN(TRIM([.A10]))-1)))" office:value-type="string" office:string-value="K">
            <text:p>K</text:p>
          </table:table-cell>
          <table:table-cell office:value-type="string">
            <text:p>w1</text:p>
          </table:table-cell>
          <table:table-cell table:formula="of:=IF([.C10]=&quot;K&quot;; ([.B10]/1024); IF([.C10]=&quot;G&quot;; ([.B10]*1024); [.B10]))" office:value-type="float" office:value="0.53125">
            <text:p>0.53125</text:p>
          </table:table-cell>
        </table:table-row>
        <table:table-row table:style-name="ro1">
          <table:table-cell office:value-type="string">
            <text:p>7.6M</text:p>
          </table:table-cell>
          <table:table-cell table:formula="of:=VALUE(LEFT(TRIM([.A11]); LEN(TRIM([.A11]))-1))" office:value-type="float" office:value="7.6">
            <text:p>7.6</text:p>
          </table:table-cell>
          <table:table-cell table:formula="of:=RIGHT(TRIM([.A11]); LEN(TRIM([.A11]))-LEN(LEFT(TRIM([.A11]); LEN(TRIM([.A11]))-1)))" office:value-type="string" office:string-value="M">
            <text:p>M</text:p>
          </table:table-cell>
          <table:table-cell office:value-type="string">
            <text:p>w5</text:p>
          </table:table-cell>
          <table:table-cell table:formula="of:=IF([.C11]=&quot;K&quot;; ([.B11]/1024); IF([.C11]=&quot;G&quot;; ([.B11]*1024); [.B11]))" office:value-type="float" office:value="7.6">
            <text:p>7.6</text:p>
          </table:table-cell>
        </table:table-row>
        <table:table-row table:style-name="ro1">
          <table:table-cell office:value-type="string">
            <text:p>3.7G</text:p>
          </table:table-cell>
          <table:table-cell table:formula="of:=VALUE(LEFT(TRIM([.A12]); LEN(TRIM([.A12]))-1))" office:value-type="float" office:value="3.7">
            <text:p>3.7</text:p>
          </table:table-cell>
          <table:table-cell table:formula="of:=RIGHT(TRIM([.A12]); LEN(TRIM([.A12]))-LEN(LEFT(TRIM([.A12]); LEN(TRIM([.A12]))-1)))" office:value-type="string" office:string-value="G">
            <text:p>G</text:p>
          </table:table-cell>
          <table:table-cell office:value-type="string">
            <text:p>w14</text:p>
          </table:table-cell>
          <table:table-cell table:formula="of:=IF([.C12]=&quot;K&quot;; ([.B12]/1024); IF([.C12]=&quot;G&quot;; ([.B12]*1024); [.B12]))" office:value-type="float" office:value="3788.8">
            <text:p>3788.8</text:p>
          </table:table-cell>
        </table:table-row>
        <table:table-row table:style-name="ro1">
          <table:table-cell office:value-type="string">
            <text:p>236M</text:p>
          </table:table-cell>
          <table:table-cell table:formula="of:=VALUE(LEFT(TRIM([.A13]); LEN(TRIM([.A13]))-1))" office:value-type="float" office:value="236">
            <text:p>236</text:p>
          </table:table-cell>
          <table:table-cell table:formula="of:=RIGHT(TRIM([.A13]); LEN(TRIM([.A13]))-LEN(LEFT(TRIM([.A13]); LEN(TRIM([.A13]))-1)))" office:value-type="string" office:string-value="M">
            <text:p>M</text:p>
          </table:table-cell>
          <table:table-cell office:value-type="string">
            <text:p>w10</text:p>
          </table:table-cell>
          <table:table-cell table:formula="of:=IF([.C13]=&quot;K&quot;; ([.B13]/1024); IF([.C13]=&quot;G&quot;; ([.B13]*1024); [.B13]))" office:value-type="float" office:value="236">
            <text:p>236</text:p>
          </table:table-cell>
        </table:table-row>
        <table:table-row table:style-name="ro1">
          <table:table-cell office:value-type="string">
            <text:p>60M</text:p>
          </table:table-cell>
          <table:table-cell table:formula="of:=VALUE(LEFT(TRIM([.A14]); LEN(TRIM([.A14]))-1))" office:value-type="float" office:value="60">
            <text:p>60</text:p>
          </table:table-cell>
          <table:table-cell table:formula="of:=RIGHT(TRIM([.A14]); LEN(TRIM([.A14]))-LEN(LEFT(TRIM([.A14]); LEN(TRIM([.A14]))-1)))" office:value-type="string" office:string-value="M">
            <text:p>M</text:p>
          </table:table-cell>
          <table:table-cell office:value-type="string">
            <text:p>w8</text:p>
          </table:table-cell>
          <table:table-cell table:formula="of:=IF([.C14]=&quot;K&quot;; ([.B14]/1024); IF([.C14]=&quot;G&quot;; ([.B14]*1024); [.B14]))" office:value-type="float" office:value="60">
            <text:p>60</text:p>
          </table:table-cell>
        </table:table-row>
        <table:table-row table:style-name="ro1">
          <table:table-cell office:value-type="string">
            <text:p>471M</text:p>
          </table:table-cell>
          <table:table-cell table:formula="of:=VALUE(LEFT(TRIM([.A15]); LEN(TRIM([.A15]))-1))" office:value-type="float" office:value="471">
            <text:p>471</text:p>
          </table:table-cell>
          <table:table-cell table:formula="of:=RIGHT(TRIM([.A15]); LEN(TRIM([.A15]))-LEN(LEFT(TRIM([.A15]); LEN(TRIM([.A15]))-1)))" office:value-type="string" office:string-value="M">
            <text:p>M</text:p>
          </table:table-cell>
          <table:table-cell office:value-type="string">
            <text:p>w11</text:p>
          </table:table-cell>
          <table:table-cell table:formula="of:=IF([.C15]=&quot;K&quot;; ([.B15]/1024); IF([.C15]=&quot;G&quot;; ([.B15]*1024); [.B15]))" office:value-type="float" office:value="471">
            <text:p>471</text:p>
          </table:table-cell>
        </table:table-row>
        <table:table-row table:style-name="ro1">
          <table:table-cell office:value-type="string">
            <text:p>942M</text:p>
          </table:table-cell>
          <table:table-cell table:formula="of:=VALUE(LEFT(TRIM([.A16]); LEN(TRIM([.A16]))-1))" office:value-type="float" office:value="942">
            <text:p>942</text:p>
          </table:table-cell>
          <table:table-cell table:formula="of:=RIGHT(TRIM([.A16]); LEN(TRIM([.A16]))-LEN(LEFT(TRIM([.A16]); LEN(TRIM([.A16]))-1)))" office:value-type="string" office:string-value="M">
            <text:p>M</text:p>
          </table:table-cell>
          <table:table-cell office:value-type="string">
            <text:p>w12</text:p>
          </table:table-cell>
          <table:table-cell table:formula="of:=IF([.C16]=&quot;K&quot;; ([.B16]/1024); IF([.C16]=&quot;G&quot;; ([.B16]*1024); [.B16]))" office:value-type="float" office:value="942">
            <text:p>94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E2:.E16])" office:value-type="float" office:value="15199.00390625">
            <text:p>15199.00390625</text:p>
          </table:table-cell>
        </table:table-row>
      </table:table>
      <table:table table:name="Workload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Size</text:p>
          </table:table-cell>
          <table:table-cell table:style-name="Default" office:value-type="string">
            <text:p>Size</text:p>
          </table:table-cell>
          <table:table-cell office:value-type="string">
            <text:p>Unit</text:p>
          </table:table-cell>
          <table:table-cell office:value-type="string">
            <text:p>Workload</text:p>
          </table:table-cell>
          <table:table-cell office:value-type="string">
            <text:p>Size[MB]</text:p>
          </table:table-cell>
        </table:table-row>
        <table:table-row table:style-name="ro1">
          <table:table-cell office:value-type="string">
            <text:p>7.5G</text:p>
          </table:table-cell>
          <table:table-cell table:formula="of:=VALUE(LEFT(TRIM([.A2]); LEN(TRIM([.A2]))-1))" office:value-type="float" office:value="7.5">
            <text:p>7.5</text:p>
          </table:table-cell>
          <table:table-cell table:formula="of:=RIGHT(TRIM([.A2]); LEN(TRIM([.A2]))-LEN(LEFT(TRIM([.A2]); LEN(TRIM([.A2]))-1)))" office:value-type="string" office:string-value="G">
            <text:p>G</text:p>
          </table:table-cell>
          <table:table-cell office:value-type="string">
            <text:p>w15</text:p>
          </table:table-cell>
          <table:table-cell table:formula="of:=IF([.C2]=&quot;K&quot;; ([.B2]/1024); IF([.C2]=&quot;G&quot;; ([.B2]*1024); [.B2]))" office:value-type="float" office:value="7680">
            <text:p>7680</text:p>
          </table:table-cell>
        </table:table-row>
        <table:table-row table:style-name="ro1">
          <table:table-cell office:value-type="string">
            <text:p>1.4M</text:p>
          </table:table-cell>
          <table:table-cell table:formula="of:=VALUE(LEFT(TRIM([.A3]); LEN(TRIM([.A3]))-1))" office:value-type="float" office:value="1.4">
            <text:p>1.4</text:p>
          </table:table-cell>
          <table:table-cell table:formula="of:=RIGHT(TRIM([.A3]); LEN(TRIM([.A3]))-LEN(LEFT(TRIM([.A3]); LEN(TRIM([.A3]))-1)))" office:value-type="string" office:string-value="M">
            <text:p>M</text:p>
          </table:table-cell>
          <table:table-cell office:value-type="string">
            <text:p>w2</text:p>
          </table:table-cell>
          <table:table-cell table:formula="of:=IF([.C3]=&quot;K&quot;; ([.B3]/1024); IF([.C3]=&quot;G&quot;; ([.B3]*1024); [.B3]))" office:value-type="float" office:value="1.4">
            <text:p>1.4</text:p>
          </table:table-cell>
        </table:table-row>
        <table:table-row table:style-name="ro1">
          <table:table-cell office:value-type="string">
            <text:p>123M</text:p>
          </table:table-cell>
          <table:table-cell table:formula="of:=VALUE(LEFT(TRIM([.A4]); LEN(TRIM([.A4]))-1))" office:value-type="float" office:value="123">
            <text:p>123</text:p>
          </table:table-cell>
          <table:table-cell table:formula="of:=RIGHT(TRIM([.A4]); LEN(TRIM([.A4]))-LEN(LEFT(TRIM([.A4]); LEN(TRIM([.A4]))-1)))" office:value-type="string" office:string-value="M">
            <text:p>M</text:p>
          </table:table-cell>
          <table:table-cell office:value-type="string">
            <text:p>w9</text:p>
          </table:table-cell>
          <table:table-cell table:formula="of:=IF([.C4]=&quot;K&quot;; ([.B4]/1024); IF([.C4]=&quot;G&quot;; ([.B4]*1024); [.B4]))" office:value-type="float" office:value="123">
            <text:p>123</text:p>
          </table:table-cell>
        </table:table-row>
        <table:table-row table:style-name="ro1">
          <table:table-cell office:value-type="string">
            <text:p>33M</text:p>
          </table:table-cell>
          <table:table-cell table:formula="of:=VALUE(LEFT(TRIM([.A5]); LEN(TRIM([.A5]))-1))" office:value-type="float" office:value="33">
            <text:p>33</text:p>
          </table:table-cell>
          <table:table-cell table:formula="of:=RIGHT(TRIM([.A5]); LEN(TRIM([.A5]))-LEN(LEFT(TRIM([.A5]); LEN(TRIM([.A5]))-1)))" office:value-type="string" office:string-value="M">
            <text:p>M</text:p>
          </table:table-cell>
          <table:table-cell office:value-type="string">
            <text:p>w7</text:p>
          </table:table-cell>
          <table:table-cell table:formula="of:=IF([.C5]=&quot;K&quot;; ([.B5]/1024); IF([.C5]=&quot;G&quot;; ([.B5]*1024); [.B5]))" office:value-type="float" office:value="33">
            <text:p>33</text:p>
          </table:table-cell>
        </table:table-row>
        <table:table-row table:style-name="ro1">
          <table:table-cell office:value-type="string">
            <text:p>4.9M</text:p>
          </table:table-cell>
          <table:table-cell table:formula="of:=VALUE(LEFT(TRIM([.A6]); LEN(TRIM([.A6]))-1))" office:value-type="float" office:value="4.9">
            <text:p>4.9</text:p>
          </table:table-cell>
          <table:table-cell table:formula="of:=RIGHT(TRIM([.A6]); LEN(TRIM([.A6]))-LEN(LEFT(TRIM([.A6]); LEN(TRIM([.A6]))-1)))" office:value-type="string" office:string-value="M">
            <text:p>M</text:p>
          </table:table-cell>
          <table:table-cell office:value-type="string">
            <text:p>w4</text:p>
          </table:table-cell>
          <table:table-cell table:formula="of:=IF([.C6]=&quot;K&quot;; ([.B6]/1024); IF([.C6]=&quot;G&quot;; ([.B6]*1024); [.B6]))" office:value-type="float" office:value="4.9">
            <text:p>4.9</text:p>
          </table:table-cell>
        </table:table-row>
        <table:table-row table:style-name="ro1">
          <table:table-cell office:value-type="string">
            <text:p>1.9G</text:p>
          </table:table-cell>
          <table:table-cell table:formula="of:=VALUE(LEFT(TRIM([.A7]); LEN(TRIM([.A7]))-1))" office:value-type="float" office:value="1.9">
            <text:p>1.9</text:p>
          </table:table-cell>
          <table:table-cell table:formula="of:=RIGHT(TRIM([.A7]); LEN(TRIM([.A7]))-LEN(LEFT(TRIM([.A7]); LEN(TRIM([.A7]))-1)))" office:value-type="string" office:string-value="G">
            <text:p>G</text:p>
          </table:table-cell>
          <table:table-cell office:value-type="string">
            <text:p>w13</text:p>
          </table:table-cell>
          <table:table-cell table:formula="of:=IF([.C7]=&quot;K&quot;; ([.B7]/1024); IF([.C7]=&quot;G&quot;; ([.B7]*1024); [.B7]))" office:value-type="float" office:value="1945.6">
            <text:p>1945.6</text:p>
          </table:table-cell>
        </table:table-row>
        <table:table-row table:style-name="ro1">
          <table:table-cell office:value-type="string">
            <text:p>2.7M</text:p>
          </table:table-cell>
          <table:table-cell table:formula="of:=VALUE(LEFT(TRIM([.A8]); LEN(TRIM([.A8]))-1))" office:value-type="float" office:value="2.7">
            <text:p>2.7</text:p>
          </table:table-cell>
          <table:table-cell table:formula="of:=RIGHT(TRIM([.A8]); LEN(TRIM([.A8]))-LEN(LEFT(TRIM([.A8]); LEN(TRIM([.A8]))-1)))" office:value-type="string" office:string-value="M">
            <text:p>M</text:p>
          </table:table-cell>
          <table:table-cell office:value-type="string">
            <text:p>w3</text:p>
          </table:table-cell>
          <table:table-cell table:formula="of:=IF([.C8]=&quot;K&quot;; ([.B8]/1024); IF([.C8]=&quot;G&quot;; ([.B8]*1024); [.B8]))" office:value-type="float" office:value="2.7">
            <text:p>2.7</text:p>
          </table:table-cell>
        </table:table-row>
        <table:table-row table:style-name="ro1">
          <table:table-cell office:value-type="string">
            <text:p>17M</text:p>
          </table:table-cell>
          <table:table-cell table:formula="of:=VALUE(LEFT(TRIM([.A9]); LEN(TRIM([.A9]))-1))" office:value-type="float" office:value="17">
            <text:p>17</text:p>
          </table:table-cell>
          <table:table-cell table:formula="of:=RIGHT(TRIM([.A9]); LEN(TRIM([.A9]))-LEN(LEFT(TRIM([.A9]); LEN(TRIM([.A9]))-1)))" office:value-type="string" office:string-value="M">
            <text:p>M</text:p>
          </table:table-cell>
          <table:table-cell office:value-type="string">
            <text:p>w6</text:p>
          </table:table-cell>
          <table:table-cell table:formula="of:=IF([.C9]=&quot;K&quot;; ([.B9]/1024); IF([.C9]=&quot;G&quot;; ([.B9]*1024); [.B9]))" office:value-type="float" office:value="17">
            <text:p>17</text:p>
          </table:table-cell>
        </table:table-row>
        <table:table-row table:style-name="ro1">
          <table:table-cell office:value-type="string">
            <text:p>800K</text:p>
          </table:table-cell>
          <table:table-cell table:formula="of:=VALUE(LEFT(TRIM([.A10]); LEN(TRIM([.A10]))-1))" office:value-type="float" office:value="800">
            <text:p>800</text:p>
          </table:table-cell>
          <table:table-cell table:formula="of:=RIGHT(TRIM([.A10]); LEN(TRIM([.A10]))-LEN(LEFT(TRIM([.A10]); LEN(TRIM([.A10]))-1)))" office:value-type="string" office:string-value="K">
            <text:p>K</text:p>
          </table:table-cell>
          <table:table-cell office:value-type="string">
            <text:p>w1</text:p>
          </table:table-cell>
          <table:table-cell table:formula="of:=IF([.C10]=&quot;K&quot;; ([.B10]/1024); IF([.C10]=&quot;G&quot;; ([.B10]*1024); [.B10]))" office:value-type="float" office:value="0.78125">
            <text:p>0.78125</text:p>
          </table:table-cell>
        </table:table-row>
        <table:table-row table:style-name="ro1">
          <table:table-cell office:value-type="string">
            <text:p>9.2M</text:p>
          </table:table-cell>
          <table:table-cell table:formula="of:=VALUE(LEFT(TRIM([.A11]); LEN(TRIM([.A11]))-1))" office:value-type="float" office:value="9.2">
            <text:p>9.2</text:p>
          </table:table-cell>
          <table:table-cell table:formula="of:=RIGHT(TRIM([.A11]); LEN(TRIM([.A11]))-LEN(LEFT(TRIM([.A11]); LEN(TRIM([.A11]))-1)))" office:value-type="string" office:string-value="M">
            <text:p>M</text:p>
          </table:table-cell>
          <table:table-cell office:value-type="string">
            <text:p>w5</text:p>
          </table:table-cell>
          <table:table-cell table:formula="of:=IF([.C11]=&quot;K&quot;; ([.B11]/1024); IF([.C11]=&quot;G&quot;; ([.B11]*1024); [.B11]))" office:value-type="float" office:value="9.2">
            <text:p>9.2</text:p>
          </table:table-cell>
        </table:table-row>
        <table:table-row table:style-name="ro1">
          <table:table-cell office:value-type="string">
            <text:p>3.8G</text:p>
          </table:table-cell>
          <table:table-cell table:formula="of:=VALUE(LEFT(TRIM([.A12]); LEN(TRIM([.A12]))-1))" office:value-type="float" office:value="3.8">
            <text:p>3.8</text:p>
          </table:table-cell>
          <table:table-cell table:formula="of:=RIGHT(TRIM([.A12]); LEN(TRIM([.A12]))-LEN(LEFT(TRIM([.A12]); LEN(TRIM([.A12]))-1)))" office:value-type="string" office:string-value="G">
            <text:p>G</text:p>
          </table:table-cell>
          <table:table-cell office:value-type="string">
            <text:p>w14</text:p>
          </table:table-cell>
          <table:table-cell table:formula="of:=IF([.C12]=&quot;K&quot;; ([.B12]/1024); IF([.C12]=&quot;G&quot;; ([.B12]*1024); [.B12]))" office:value-type="float" office:value="3891.2">
            <text:p>3891.2</text:p>
          </table:table-cell>
        </table:table-row>
        <table:table-row table:style-name="ro1">
          <table:table-cell office:value-type="string">
            <text:p>243M</text:p>
          </table:table-cell>
          <table:table-cell table:formula="of:=VALUE(LEFT(TRIM([.A13]); LEN(TRIM([.A13]))-1))" office:value-type="float" office:value="243">
            <text:p>243</text:p>
          </table:table-cell>
          <table:table-cell table:formula="of:=RIGHT(TRIM([.A13]); LEN(TRIM([.A13]))-LEN(LEFT(TRIM([.A13]); LEN(TRIM([.A13]))-1)))" office:value-type="string" office:string-value="M">
            <text:p>M</text:p>
          </table:table-cell>
          <table:table-cell office:value-type="string">
            <text:p>w10</text:p>
          </table:table-cell>
          <table:table-cell table:formula="of:=IF([.C13]=&quot;K&quot;; ([.B13]/1024); IF([.C13]=&quot;G&quot;; ([.B13]*1024); [.B13]))" office:value-type="float" office:value="243">
            <text:p>243</text:p>
          </table:table-cell>
        </table:table-row>
        <table:table-row table:style-name="ro1">
          <table:table-cell office:value-type="string">
            <text:p>64M</text:p>
          </table:table-cell>
          <table:table-cell table:formula="of:=VALUE(LEFT(TRIM([.A14]); LEN(TRIM([.A14]))-1))" office:value-type="float" office:value="64">
            <text:p>64</text:p>
          </table:table-cell>
          <table:table-cell table:formula="of:=RIGHT(TRIM([.A14]); LEN(TRIM([.A14]))-LEN(LEFT(TRIM([.A14]); LEN(TRIM([.A14]))-1)))" office:value-type="string" office:string-value="M">
            <text:p>M</text:p>
          </table:table-cell>
          <table:table-cell office:value-type="string">
            <text:p>w8</text:p>
          </table:table-cell>
          <table:table-cell table:formula="of:=IF([.C14]=&quot;K&quot;; ([.B14]/1024); IF([.C14]=&quot;G&quot;; ([.B14]*1024); [.B14]))" office:value-type="float" office:value="64">
            <text:p>64</text:p>
          </table:table-cell>
        </table:table-row>
        <table:table-row table:style-name="ro1">
          <table:table-cell office:value-type="string">
            <text:p>481M</text:p>
          </table:table-cell>
          <table:table-cell table:formula="of:=VALUE(LEFT(TRIM([.A15]); LEN(TRIM([.A15]))-1))" office:value-type="float" office:value="481">
            <text:p>481</text:p>
          </table:table-cell>
          <table:table-cell table:formula="of:=RIGHT(TRIM([.A15]); LEN(TRIM([.A15]))-LEN(LEFT(TRIM([.A15]); LEN(TRIM([.A15]))-1)))" office:value-type="string" office:string-value="M">
            <text:p>M</text:p>
          </table:table-cell>
          <table:table-cell office:value-type="string">
            <text:p>w11</text:p>
          </table:table-cell>
          <table:table-cell table:formula="of:=IF([.C15]=&quot;K&quot;; ([.B15]/1024); IF([.C15]=&quot;G&quot;; ([.B15]*1024); [.B15]))" office:value-type="float" office:value="481">
            <text:p>481</text:p>
          </table:table-cell>
        </table:table-row>
        <table:table-row table:style-name="ro1">
          <table:table-cell office:value-type="string">
            <text:p>957M</text:p>
          </table:table-cell>
          <table:table-cell table:formula="of:=VALUE(LEFT(TRIM([.A16]); LEN(TRIM([.A16]))-1))" office:value-type="float" office:value="957">
            <text:p>957</text:p>
          </table:table-cell>
          <table:table-cell table:formula="of:=RIGHT(TRIM([.A16]); LEN(TRIM([.A16]))-LEN(LEFT(TRIM([.A16]); LEN(TRIM([.A16]))-1)))" office:value-type="string" office:string-value="M">
            <text:p>M</text:p>
          </table:table-cell>
          <table:table-cell office:value-type="string">
            <text:p>w12</text:p>
          </table:table-cell>
          <table:table-cell table:formula="of:=IF([.C16]=&quot;K&quot;; ([.B16]/1024); IF([.C16]=&quot;G&quot;; ([.B16]*1024); [.B16]))" office:value-type="float" office:value="957">
            <text:p>95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E2:.E16])" office:value-type="float" office:value="15453.78125">
            <text:p>15453.78125</text:p>
          </table:table-cell>
        </table:table-row>
      </table:table>
      <table:table table:name="Workload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Size</text:p>
          </table:table-cell>
          <table:table-cell table:style-name="Default" office:value-type="string">
            <text:p>Size</text:p>
          </table:table-cell>
          <table:table-cell office:value-type="string">
            <text:p>Unit</text:p>
          </table:table-cell>
          <table:table-cell office:value-type="string">
            <text:p>Workload</text:p>
          </table:table-cell>
          <table:table-cell office:value-type="string">
            <text:p>Size[MB]</text:p>
          </table:table-cell>
        </table:table-row>
        <table:table-row table:style-name="ro1">
          <table:table-cell office:value-type="string">
            <text:p>7.6G</text:p>
          </table:table-cell>
          <table:table-cell table:formula="of:=VALUE(LEFT(TRIM([.A2]); LEN(TRIM([.A2]))-1))" office:value-type="float" office:value="7.6">
            <text:p>7.6</text:p>
          </table:table-cell>
          <table:table-cell table:formula="of:=RIGHT(TRIM([.A2]); LEN(TRIM([.A2]))-LEN(LEFT(TRIM([.A2]); LEN(TRIM([.A2]))-1)))" office:value-type="string" office:string-value="G">
            <text:p>G</text:p>
          </table:table-cell>
          <table:table-cell office:value-type="string">
            <text:p>w15</text:p>
          </table:table-cell>
          <table:table-cell table:formula="of:=IF([.C2]=&quot;K&quot;; ([.B2]/1024); IF([.C2]=&quot;G&quot;; ([.B2]*1024); [.B2]))" office:value-type="float" office:value="7782.4">
            <text:p>7782.4</text:p>
          </table:table-cell>
        </table:table-row>
        <table:table-row table:style-name="ro1">
          <table:table-cell office:value-type="string">
            <text:p>2.1M</text:p>
          </table:table-cell>
          <table:table-cell table:formula="of:=VALUE(LEFT(TRIM([.A3]); LEN(TRIM([.A3]))-1))" office:value-type="float" office:value="2.1">
            <text:p>2.1</text:p>
          </table:table-cell>
          <table:table-cell table:formula="of:=RIGHT(TRIM([.A3]); LEN(TRIM([.A3]))-LEN(LEFT(TRIM([.A3]); LEN(TRIM([.A3]))-1)))" office:value-type="string" office:string-value="M">
            <text:p>M</text:p>
          </table:table-cell>
          <table:table-cell office:value-type="string">
            <text:p>w2</text:p>
          </table:table-cell>
          <table:table-cell table:formula="of:=IF([.C3]=&quot;K&quot;; ([.B3]/1024); IF([.C3]=&quot;G&quot;; ([.B3]*1024); [.B3]))" office:value-type="float" office:value="2.1">
            <text:p>2.1</text:p>
          </table:table-cell>
        </table:table-row>
        <table:table-row table:style-name="ro1">
          <table:table-cell office:value-type="string">
            <text:p>147M</text:p>
          </table:table-cell>
          <table:table-cell table:formula="of:=VALUE(LEFT(TRIM([.A4]); LEN(TRIM([.A4]))-1))" office:value-type="float" office:value="147">
            <text:p>147</text:p>
          </table:table-cell>
          <table:table-cell table:formula="of:=RIGHT(TRIM([.A4]); LEN(TRIM([.A4]))-LEN(LEFT(TRIM([.A4]); LEN(TRIM([.A4]))-1)))" office:value-type="string" office:string-value="M">
            <text:p>M</text:p>
          </table:table-cell>
          <table:table-cell office:value-type="string">
            <text:p>w9</text:p>
          </table:table-cell>
          <table:table-cell table:formula="of:=IF([.C4]=&quot;K&quot;; ([.B4]/1024); IF([.C4]=&quot;G&quot;; ([.B4]*1024); [.B4]))" office:value-type="float" office:value="147">
            <text:p>147</text:p>
          </table:table-cell>
        </table:table-row>
        <table:table-row table:style-name="ro1">
          <table:table-cell office:value-type="string">
            <text:p>44M</text:p>
          </table:table-cell>
          <table:table-cell table:formula="of:=VALUE(LEFT(TRIM([.A5]); LEN(TRIM([.A5]))-1))" office:value-type="float" office:value="44">
            <text:p>44</text:p>
          </table:table-cell>
          <table:table-cell table:formula="of:=RIGHT(TRIM([.A5]); LEN(TRIM([.A5]))-LEN(LEFT(TRIM([.A5]); LEN(TRIM([.A5]))-1)))" office:value-type="string" office:string-value="M">
            <text:p>M</text:p>
          </table:table-cell>
          <table:table-cell office:value-type="string">
            <text:p>w7</text:p>
          </table:table-cell>
          <table:table-cell table:formula="of:=IF([.C5]=&quot;K&quot;; ([.B5]/1024); IF([.C5]=&quot;G&quot;; ([.B5]*1024); [.B5]))" office:value-type="float" office:value="44">
            <text:p>44</text:p>
          </table:table-cell>
        </table:table-row>
        <table:table-row table:style-name="ro1">
          <table:table-cell office:value-type="string">
            <text:p>7.2M</text:p>
          </table:table-cell>
          <table:table-cell table:formula="of:=VALUE(LEFT(TRIM([.A6]); LEN(TRIM([.A6]))-1))" office:value-type="float" office:value="7.2">
            <text:p>7.2</text:p>
          </table:table-cell>
          <table:table-cell table:formula="of:=RIGHT(TRIM([.A6]); LEN(TRIM([.A6]))-LEN(LEFT(TRIM([.A6]); LEN(TRIM([.A6]))-1)))" office:value-type="string" office:string-value="M">
            <text:p>M</text:p>
          </table:table-cell>
          <table:table-cell office:value-type="string">
            <text:p>w4</text:p>
          </table:table-cell>
          <table:table-cell table:formula="of:=IF([.C6]=&quot;K&quot;; ([.B6]/1024); IF([.C6]=&quot;G&quot;; ([.B6]*1024); [.B6]))" office:value-type="float" office:value="7.2">
            <text:p>7.2</text:p>
          </table:table-cell>
        </table:table-row>
        <table:table-row table:style-name="ro1">
          <table:table-cell office:value-type="string">
            <text:p>2.0G</text:p>
          </table:table-cell>
          <table:table-cell table:formula="of:=VALUE(LEFT(TRIM([.A7]); LEN(TRIM([.A7]))-1))" office:value-type="float" office:value="2">
            <text:p>2</text:p>
          </table:table-cell>
          <table:table-cell table:formula="of:=RIGHT(TRIM([.A7]); LEN(TRIM([.A7]))-LEN(LEFT(TRIM([.A7]); LEN(TRIM([.A7]))-1)))" office:value-type="string" office:string-value="G">
            <text:p>G</text:p>
          </table:table-cell>
          <table:table-cell office:value-type="string">
            <text:p>w13</text:p>
          </table:table-cell>
          <table:table-cell table:formula="of:=IF([.C7]=&quot;K&quot;; ([.B7]/1024); IF([.C7]=&quot;G&quot;; ([.B7]*1024); [.B7]))" office:value-type="float" office:value="2048">
            <text:p>2048</text:p>
          </table:table-cell>
        </table:table-row>
        <table:table-row table:style-name="ro1">
          <table:table-cell office:value-type="string">
            <text:p>4.0M</text:p>
          </table:table-cell>
          <table:table-cell table:formula="of:=VALUE(LEFT(TRIM([.A8]); LEN(TRIM([.A8]))-1))" office:value-type="float" office:value="4">
            <text:p>4</text:p>
          </table:table-cell>
          <table:table-cell table:formula="of:=RIGHT(TRIM([.A8]); LEN(TRIM([.A8]))-LEN(LEFT(TRIM([.A8]); LEN(TRIM([.A8]))-1)))" office:value-type="string" office:string-value="M">
            <text:p>M</text:p>
          </table:table-cell>
          <table:table-cell office:value-type="string">
            <text:p>w3</text:p>
          </table:table-cell>
          <table:table-cell table:formula="of:=IF([.C8]=&quot;K&quot;; ([.B8]/1024); IF([.C8]=&quot;G&quot;; ([.B8]*1024); [.B8]))" office:value-type="float" office:value="4">
            <text:p>4</text:p>
          </table:table-cell>
        </table:table-row>
        <table:table-row table:style-name="ro1">
          <table:table-cell office:value-type="string">
            <text:p>24M</text:p>
          </table:table-cell>
          <table:table-cell table:formula="of:=VALUE(LEFT(TRIM([.A9]); LEN(TRIM([.A9]))-1))" office:value-type="float" office:value="24">
            <text:p>24</text:p>
          </table:table-cell>
          <table:table-cell table:formula="of:=RIGHT(TRIM([.A9]); LEN(TRIM([.A9]))-LEN(LEFT(TRIM([.A9]); LEN(TRIM([.A9]))-1)))" office:value-type="string" office:string-value="M">
            <text:p>M</text:p>
          </table:table-cell>
          <table:table-cell office:value-type="string">
            <text:p>w6</text:p>
          </table:table-cell>
          <table:table-cell table:formula="of:=IF([.C9]=&quot;K&quot;; ([.B9]/1024); IF([.C9]=&quot;G&quot;; ([.B9]*1024); [.B9]))" office:value-type="float" office:value="24">
            <text:p>24</text:p>
          </table:table-cell>
        </table:table-row>
        <table:table-row table:style-name="ro1">
          <table:table-cell office:value-type="string">
            <text:p>1.2M</text:p>
          </table:table-cell>
          <table:table-cell table:formula="of:=VALUE(LEFT(TRIM([.A10]); LEN(TRIM([.A10]))-1))" office:value-type="float" office:value="1.2">
            <text:p>1.2</text:p>
          </table:table-cell>
          <table:table-cell table:formula="of:=RIGHT(TRIM([.A10]); LEN(TRIM([.A10]))-LEN(LEFT(TRIM([.A10]); LEN(TRIM([.A10]))-1)))" office:value-type="string" office:string-value="M">
            <text:p>M</text:p>
          </table:table-cell>
          <table:table-cell office:value-type="string">
            <text:p>w1</text:p>
          </table:table-cell>
          <table:table-cell table:formula="of:=IF([.C10]=&quot;K&quot;; ([.B10]/1024); IF([.C10]=&quot;G&quot;; ([.B10]*1024); [.B10]))" office:value-type="float" office:value="1.2">
            <text:p>1.2</text:p>
          </table:table-cell>
        </table:table-row>
        <table:table-row table:style-name="ro1">
          <table:table-cell office:value-type="string">
            <text:p>14M</text:p>
          </table:table-cell>
          <table:table-cell table:formula="of:=VALUE(LEFT(TRIM([.A11]); LEN(TRIM([.A11]))-1))" office:value-type="float" office:value="14">
            <text:p>14</text:p>
          </table:table-cell>
          <table:table-cell table:formula="of:=RIGHT(TRIM([.A11]); LEN(TRIM([.A11]))-LEN(LEFT(TRIM([.A11]); LEN(TRIM([.A11]))-1)))" office:value-type="string" office:string-value="M">
            <text:p>M</text:p>
          </table:table-cell>
          <table:table-cell office:value-type="string">
            <text:p>w5</text:p>
          </table:table-cell>
          <table:table-cell table:formula="of:=IF([.C11]=&quot;K&quot;; ([.B11]/1024); IF([.C11]=&quot;G&quot;; ([.B11]*1024); [.B11]))" office:value-type="float" office:value="14">
            <text:p>14</text:p>
          </table:table-cell>
        </table:table-row>
        <table:table-row table:style-name="ro1">
          <table:table-cell office:value-type="string">
            <text:p>3.9G</text:p>
          </table:table-cell>
          <table:table-cell table:formula="of:=VALUE(LEFT(TRIM([.A12]); LEN(TRIM([.A12]))-1))" office:value-type="float" office:value="3.9">
            <text:p>3.9</text:p>
          </table:table-cell>
          <table:table-cell table:formula="of:=RIGHT(TRIM([.A12]); LEN(TRIM([.A12]))-LEN(LEFT(TRIM([.A12]); LEN(TRIM([.A12]))-1)))" office:value-type="string" office:string-value="G">
            <text:p>G</text:p>
          </table:table-cell>
          <table:table-cell office:value-type="string">
            <text:p>w14</text:p>
          </table:table-cell>
          <table:table-cell table:formula="of:=IF([.C12]=&quot;K&quot;; ([.B12]/1024); IF([.C12]=&quot;G&quot;; ([.B12]*1024); [.B12]))" office:value-type="float" office:value="3993.6">
            <text:p>3993.6</text:p>
          </table:table-cell>
        </table:table-row>
        <table:table-row table:style-name="ro1">
          <table:table-cell office:value-type="string">
            <text:p>277M</text:p>
          </table:table-cell>
          <table:table-cell table:formula="of:=VALUE(LEFT(TRIM([.A13]); LEN(TRIM([.A13]))-1))" office:value-type="float" office:value="277">
            <text:p>277</text:p>
          </table:table-cell>
          <table:table-cell table:formula="of:=RIGHT(TRIM([.A13]); LEN(TRIM([.A13]))-LEN(LEFT(TRIM([.A13]); LEN(TRIM([.A13]))-1)))" office:value-type="string" office:string-value="M">
            <text:p>M</text:p>
          </table:table-cell>
          <table:table-cell office:value-type="string">
            <text:p>w10</text:p>
          </table:table-cell>
          <table:table-cell table:formula="of:=IF([.C13]=&quot;K&quot;; ([.B13]/1024); IF([.C13]=&quot;G&quot;; ([.B13]*1024); [.B13]))" office:value-type="float" office:value="277">
            <text:p>277</text:p>
          </table:table-cell>
        </table:table-row>
        <table:table-row table:style-name="ro1">
          <table:table-cell office:value-type="string">
            <text:p>80M</text:p>
          </table:table-cell>
          <table:table-cell table:formula="of:=VALUE(LEFT(TRIM([.A14]); LEN(TRIM([.A14]))-1))" office:value-type="float" office:value="80">
            <text:p>80</text:p>
          </table:table-cell>
          <table:table-cell table:formula="of:=RIGHT(TRIM([.A14]); LEN(TRIM([.A14]))-LEN(LEFT(TRIM([.A14]); LEN(TRIM([.A14]))-1)))" office:value-type="string" office:string-value="M">
            <text:p>M</text:p>
          </table:table-cell>
          <table:table-cell office:value-type="string">
            <text:p>w8</text:p>
          </table:table-cell>
          <table:table-cell table:formula="of:=IF([.C14]=&quot;K&quot;; ([.B14]/1024); IF([.C14]=&quot;G&quot;; ([.B14]*1024); [.B14]))" office:value-type="float" office:value="80">
            <text:p>80</text:p>
          </table:table-cell>
        </table:table-row>
        <table:table-row table:style-name="ro1">
          <table:table-cell office:value-type="string">
            <text:p>526M</text:p>
          </table:table-cell>
          <table:table-cell table:formula="of:=VALUE(LEFT(TRIM([.A15]); LEN(TRIM([.A15]))-1))" office:value-type="float" office:value="526">
            <text:p>526</text:p>
          </table:table-cell>
          <table:table-cell table:formula="of:=RIGHT(TRIM([.A15]); LEN(TRIM([.A15]))-LEN(LEFT(TRIM([.A15]); LEN(TRIM([.A15]))-1)))" office:value-type="string" office:string-value="M">
            <text:p>M</text:p>
          </table:table-cell>
          <table:table-cell office:value-type="string">
            <text:p>w11</text:p>
          </table:table-cell>
          <table:table-cell table:formula="of:=IF([.C15]=&quot;K&quot;; ([.B15]/1024); IF([.C15]=&quot;G&quot;; ([.B15]*1024); [.B15]))" office:value-type="float" office:value="526">
            <text:p>526</text:p>
          </table:table-cell>
        </table:table-row>
        <table:table-row table:style-name="ro1">
          <table:table-cell office:value-type="string">
            <text:p>1016M</text:p>
          </table:table-cell>
          <table:table-cell table:formula="of:=VALUE(LEFT(TRIM([.A16]); LEN(TRIM([.A16]))-1))" office:value-type="float" office:value="1016">
            <text:p>1016</text:p>
          </table:table-cell>
          <table:table-cell table:formula="of:=RIGHT(TRIM([.A16]); LEN(TRIM([.A16]))-LEN(LEFT(TRIM([.A16]); LEN(TRIM([.A16]))-1)))" office:value-type="string" office:string-value="M">
            <text:p>M</text:p>
          </table:table-cell>
          <table:table-cell office:value-type="string">
            <text:p>w12</text:p>
          </table:table-cell>
          <table:table-cell table:formula="of:=IF([.C16]=&quot;K&quot;; ([.B16]/1024); IF([.C16]=&quot;G&quot;; ([.B16]*1024); [.B16]))" office:value-type="float" office:value="1016">
            <text:p>101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E2:.E16])" office:value-type="float" office:value="15966.5">
            <text:p>1596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3-02-10T14:45:16</meta:creation-date>
    <dc:date>2013-02-10T16:33:13</dc:date>
    <dc:creator>Lighton Phiri</dc:creator>
    <meta:editing-duration>PT55S</meta:editing-duration>
    <meta:editing-cycles>1</meta:editing-cycles>
    <meta:document-statistic meta:table-count="3" meta:cell-count="243" meta:object-count="0"/>
    <meta:generator>LibreOffice/3.5$Linux_x86 LibreOffice_project/350m1$Build-2</meta:generator>
  </office:meta>
</office:document-meta>
</file>